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listeRecapitulative" style:family="table">
      <style:table-properties style:width="16.999cm" table:align="margins" fo:background-color="transparent" fo:keep-with-next="auto">
        <style:background-image/>
      </style:table-properties>
    </style:style>
    <style:style style:name="listeRecapitulative.A" style:family="table-column">
      <style:table-column-properties style:column-width="4.233cm" style:rel-column-width="16320*"/>
    </style:style>
    <style:style style:name="listeRecapitulative.B" style:family="table-column">
      <style:table-column-properties style:column-width="5.054cm" style:rel-column-width="19483*"/>
    </style:style>
    <style:style style:name="listeRecapitulative.C" style:family="table-column">
      <style:table-column-properties style:column-width="2.275cm" style:rel-column-width="8772*"/>
    </style:style>
    <style:style style:name="listeRecapitulative.D" style:family="table-column">
      <style:table-column-properties style:column-width="2.663cm" style:rel-column-width="10268*"/>
    </style:style>
    <style:style style:name="listeRecapitulative.E" style:family="table-column">
      <style:table-column-properties style:column-width="2.773cm" style:rel-column-width="10692*"/>
    </style:style>
    <style:style style:name="listeRecapitulative.1" style:family="table-row">
      <style:table-row-properties style:row-height="0.499cm" fo:background-color="transparent" style:keep-together="false" fo:keep-together="always">
        <style:background-image/>
      </style:table-row-properties>
    </style:style>
    <style:style style:name="listeRecapitulative.A1" style:family="table-cell">
      <style:table-cell-properties fo:background-color="#c0c0c0" fo:padding="0.097cm" fo:border-left="0.002cm solid #000000" fo:border-right="none" fo:border-top="0.002cm solid #000000" fo:border-bottom="0.002cm solid #000000">
        <style:background-image/>
      </style:table-cell-properties>
    </style:style>
    <style:style style:name="listeRecapitulative.E1" style:family="table-cell">
      <style:table-cell-properties fo:background-color="#c0c0c0" fo:padding="0.097cm" fo:border="0.002cm solid #000000">
        <style:background-image/>
      </style:table-cell-properties>
    </style:style>
    <style:style style:name="listeRecapitulative.2" style:family="table-row">
      <style:table-row-properties style:keep-together="false" fo:keep-together="always"/>
    </style:style>
    <style:style style:name="listeRecapitulative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listeRecapitulative.E2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fo:color="#000000" style:font-name="Helvetica" fo:font-size="10pt" style:text-underline-style="none" fo:background-color="#ffffff" style:font-size-asian="10pt" style:font-size-complex="10pt"/>
    </style:style>
    <style:style style:name="P2" style:family="paragraph" style:parent-style-name="contenu_20_tableau_20_1e_20_ligne">
      <style:text-properties style:font-name="Helvetica" style:text-underline-style="none"/>
    </style:style>
    <style:style style:name="P3" style:family="paragraph" style:parent-style-name="contenu_20_tableau_20_1e_20_ligne">
      <style:paragraph-properties fo:text-align="start" style:justify-single-word="false"/>
      <style:text-properties style:font-name="Helvetica" style:text-underline-style="none"/>
    </style:style>
    <style:style style:name="P4" style:family="paragraph" style:parent-style-name="Table_20_Contents">
      <style:paragraph-properties fo:text-align="start" style:justify-single-word="false"/>
      <style:text-properties style:font-name="Helvetica"/>
    </style:style>
    <style:style style:name="P5" style:family="paragraph" style:parent-style-name="Table_20_Contents">
      <style:paragraph-properties fo:text-align="end" style:justify-single-word="false"/>
      <style:text-properties style:font-name="Helvetica"/>
    </style:style>
    <style:style style:name="P6" style:family="paragraph" style:parent-style-name="Table_20_Contents">
      <style:paragraph-properties fo:text-align="start" style:justify-single-word="false"/>
      <style:text-properties style:font-name="Helvetica" fo:font-weight="bold" style:font-weight-asian="bold" style:font-weight-complex="bold"/>
    </style:style>
    <style:style style:name="P7" style:family="paragraph" style:parent-style-name="Table_20_Contents">
      <style:paragraph-properties fo:text-align="end" style:justify-single-word="false"/>
      <style:text-properties style:font-name="Helvetica" fo:font-weight="bold" style:font-weight-asian="bold" style:font-weight-complex="bold"/>
    </style:style>
    <style:style style:name="P8" style:family="paragraph" style:parent-style-name="Text_20_body">
      <style:text-properties style:font-name="Helvetic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able:table table:name="listeRecapitulative" table:style-name="listeRecapitulative">
        <table:table-column table:style-name="listeRecapitulative.A"/>
        <table:table-column table:style-name="listeRecapitulative.B"/>
        <table:table-column table:style-name="listeRecapitulative.C"/>
        <table:table-column table:style-name="listeRecapitulative.D"/>
        <table:table-column table:style-name="listeRecapitulative.E"/>
        <table:table-header-rows>
          <table:table-row table:style-name="listeRecapitulative.1">
            <table:table-cell table:style-name="listeRecapitulative.A1" table:number-columns-spanned="2" office:value-type="string">
              <text:p text:style-name="P3">%=entete_rubrique=%</text:p>
            </table:table-cell>
            <table:covered-table-cell/>
            <table:table-cell table:style-name="listeRecapitulative.A1" office:value-type="string">
              <text:p text:style-name="P2">%=entete_debit=%</text:p>
            </table:table-cell>
            <table:table-cell table:style-name="listeRecapitulative.A1" office:value-type="string">
              <text:p text:style-name="P2">%=entete_credit=%</text:p>
            </table:table-cell>
            <table:table-cell table:style-name="listeRecapitulative.E1" office:value-type="string">
              <text:p text:style-name="P2">%=entete_solde=%</text:p>
            </table:table-cell>
          </table:table-row>
        </table:table-header-rows>
        <table:table-row table:style-name="listeRecapitulative.2">
          <table:table-cell table:style-name="listeRecapitulative.A2" office:value-type="string">
            <text:p text:style-name="P4">%{colonne}%%=col_num_rubr=%</text:p>
          </table:table-cell>
          <table:table-cell table:style-name="listeRecapitulative.A2" office:value-type="string">
            <text:p text:style-name="P4">%=col_nom_rubr=%</text:p>
          </table:table-cell>
          <table:table-cell table:style-name="listeRecapitulative.A2" office:value-type="string">
            <text:p text:style-name="P5">%=col_debit=%</text:p>
          </table:table-cell>
          <table:table-cell table:style-name="listeRecapitulative.A2" office:value-type="string">
            <text:p text:style-name="P5">%=col_credit=%</text:p>
          </table:table-cell>
          <table:table-cell table:style-name="listeRecapitulative.E2" office:value-type="string">
            <text:p text:style-name="P5">%=col_solde=%</text:p>
          </table:table-cell>
        </table:table-row>
        <table:table-row table:style-name="listeRecapitulative.2">
          <table:table-cell table:style-name="listeRecapitulative.A2" office:value-type="string">
            <text:p text:style-name="P6">%{colonneTotal}%%=col_total_label=%</text:p>
          </table:table-cell>
          <table:table-cell table:style-name="listeRecapitulative.A2" office:value-type="string">
            <text:p text:style-name="P6"/>
          </table:table-cell>
          <table:table-cell table:style-name="listeRecapitulative.A2" office:value-type="string">
            <text:p text:style-name="P7">%=col_total_debit=%</text:p>
          </table:table-cell>
          <table:table-cell table:style-name="listeRecapitulative.A2" office:value-type="string">
            <text:p text:style-name="P7">%=col_total_credit=%</text:p>
          </table:table-cell>
          <table:table-cell table:style-name="listeRecapitulative.E2" office:value-type="string">
            <text:p text:style-name="P7">%=col_total_solde=%</text:p>
          </table:table-cell>
        </table:table-row>
      </table:table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Helvetica" svg:font-family="Helvetica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CH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CH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fo:text-align="center" style:justify-single-word="false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class="text">
      <style:text-properties fo:font-size="115%" fo:font-weight="bold" style:font-size-asian="115%" style:font-weight-asian="bold" style:font-size-complex="115%" style:font-weight-complex="bold"/>
    </style:style>
    <style:style style:name="Standard_20__2b__20_bordure" style:display-name="Standard + bordure" style:family="paragraph" style:parent-style-name="Standard" style:class="text">
      <style:paragraph-properties fo:padding="0.049cm" fo:border="0.002cm solid #000000" style:shadow="none"/>
      <style:text-properties style:font-name="Arial1" fo:font-size="10pt"/>
    </style:style>
    <style:style style:name="Heading_20_3" style:display-name="Heading 3" style:family="paragraph" style:parent-style-name="Heading" style:next-style-name="Text_20_body" style:class="text">
      <style:text-properties fo:font-size="11pt" style:text-underline-style="solid" style:text-underline-width="auto" style:text-underline-color="font-color" fo:font-weight="normal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class="text" style:master-page-name="">
      <style:paragraph-properties style:page-number="auto"/>
      <style:text-properties fo:font-size="10.5pt" fo:font-style="italic" style:text-underline-style="solid" style:text-underline-width="auto" style:text-underline-color="font-color" fo:font-weight="normal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 style:master-page-name="">
      <style:paragraph-properties fo:text-align="center" style:justify-single-word="false" style:page-number="auto" fo:background-color="transparent" style:shadow="none" text:number-lines="false" text:line-number="0">
        <style:tab-stops/>
        <style:background-image/>
      </style:paragraph-properties>
      <style:text-properties fo:font-size="8pt"/>
    </style:style>
    <style:style style:name="contenu_20_tableau_20_1e_20_ligne" style:display-name="contenu tableau 1e ligne" style:family="paragraph" style:parent-style-name="Table_20_Contents" style:class="extra" style:master-page-name="">
      <style:paragraph-properties fo:margin-left="0cm" fo:margin-right="0cm" fo:margin-top="0cm" fo:margin-bottom="0cm" fo:line-height="100%" fo:text-indent="0cm" style:auto-text-indent="false" style:page-number="auto" fo:background-color="transparent" fo:padding="0cm" fo:border="none" style:shadow="none">
        <style:tab-stops/>
        <style:background-image/>
      </style:paragraph-properties>
      <style:text-properties style:text-underline-style="solid" style:text-underline-width="auto" style:text-underline-color="font-color" fo:font-weight="bold" fo:background-color="transparent" style:font-weight-asian="normal" style:font-weight-complex="normal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3$Win32 OpenOffice.org_project/330m20$Build-9567</meta:generator>
    <meta:creation-date>2009-10-30T14:05:05</meta:creation-date>
    <dc:date>2015-11-24T17:15:51.33</dc:date>
    <meta:editing-cycles>73</meta:editing-cycles>
    <meta:editing-duration>PT3H23M12S</meta:editing-duration>
    <meta:document-statistic meta:table-count="1" meta:image-count="0" meta:object-count="0" meta:page-count="1" meta:paragraph-count="13" meta:word-count="13" meta:character-count="244"/>
    <dc:creator>lga </dc:creator>
    <meta:user-defined meta:name="Info 1"/>
    <meta:user-defined meta:name="Info 2"/>
    <meta:user-defined meta:name="Info 3"/>
    <meta:user-defined meta:name="Info 4"/>
  </office:meta>
</office:document-meta>
</file>